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e6bb" officeooo:paragraph-rsid="001ee6bb"/>
    </style:style>
    <style:style style:name="P2" style:family="paragraph" style:parent-style-name="Standard">
      <style:text-properties fo:font-size="14pt" fo:font-weight="bold" officeooo:rsid="001ee6bb" officeooo:paragraph-rsid="001ee6bb"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rsönliche Meinung zur Positivkorrektur</text:p>
      <text:p text:style-name="P1"/>
      <text:p text:style-name="P1">Ich halte eine persönliche Rückmeldung an den Schüler in Form eines Textes für sehr wichtig. Dieser Text sollte möglichst positive Formulierungen aber auch konstruktive Verbesserungsvorschläge enthalten und den Schüler motivieren und ermutigen.</text:p>
      <text:p text:style-name="P1">Schwierig finde ich, wenn man Grammatikfehler nicht als solche kennzeichnet oder bei fehlerhafter Grammatik keinen präzisen Verbesserungsvorschlag anbringt, da dies, meiner Meinung nach, den Schüler überfordern kann. Rechtschreibfehler sind eher unkritisch, hier reicht meiner Meinung nach eine kleine Kennzeichnung (z.B. durch ein Kürzel (R) ), da der Schüler die richtige Schreibweisen nachschlagen kan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4T19:32:44.212000000</meta:creation-date>
    <dc:date>2023-06-24T19:41:28.252000000</dc:date>
    <meta:editing-duration>PT8M43S</meta:editing-duration>
    <meta:editing-cycles>2</meta:editing-cycles>
    <meta:generator>LibreOffice/7.5.3.2$Windows_X86_64 LibreOffice_project/9f56dff12ba03b9acd7730a5a481eea045e468f3</meta:generator>
    <meta:document-statistic meta:table-count="0" meta:image-count="0" meta:object-count="0" meta:page-count="1" meta:paragraph-count="3" meta:word-count="89" meta:character-count="690" meta:non-whitespace-character-count="604"/>
  </office:meta>
</office:document-meta>
</file>